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6ceba" officeooo:paragraph-rsid="0016ceba"/>
    </style:style>
    <style:style style:name="P2" style:family="paragraph" style:parent-style-name="Preformatted_20_Text">
      <style:text-properties fo:font-weight="normal" officeooo:rsid="00180368" officeooo:paragraph-rsid="00180368" style:font-weight-asian="normal" style:font-weight-complex="normal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Standard" style:list-style-name="L1">
      <style:text-properties officeooo:rsid="0016ceba" officeooo:paragraph-rsid="00180368"/>
    </style:style>
    <style:style style:name="P5" style:family="paragraph" style:parent-style-name="Standard" style:list-style-name="L1">
      <style:text-properties officeooo:rsid="0016ceba" officeooo:paragraph-rsid="001a55c8"/>
    </style:style>
    <style:style style:name="P6" style:family="paragraph" style:parent-style-name="Standard" style:list-style-name="L1">
      <style:text-properties officeooo:rsid="0016ceba" officeooo:paragraph-rsid="001af6d3"/>
    </style:style>
    <style:style style:name="P7" style:family="paragraph" style:parent-style-name="Standard" style:list-style-name="L1">
      <style:text-properties officeooo:rsid="00180368" officeooo:paragraph-rsid="00180368"/>
    </style:style>
    <style:style style:name="P8" style:family="paragraph" style:parent-style-name="Standard" style:list-style-name="L1">
      <style:text-properties fo:font-weight="normal" officeooo:rsid="0016ceba" officeooo:paragraph-rsid="001c2c45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16ceba" officeooo:paragraph-rsid="00180368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16ceba" officeooo:paragraph-rsid="001c43c0" style:font-weight-asian="normal" style:font-weight-complex="normal"/>
    </style:style>
    <style:style style:name="P11" style:family="paragraph" style:parent-style-name="Standard">
      <style:text-properties fo:font-weight="normal" officeooo:rsid="00180368" officeooo:paragraph-rsid="00180368" style:font-weight-asian="normal" style:font-weight-complex="normal"/>
    </style:style>
    <style:style style:name="T1" style:family="text">
      <style:text-properties officeooo:rsid="00180368"/>
    </style:style>
    <style:style style:name="T2" style:family="text">
      <style:text-properties officeooo:rsid="001a55c8"/>
    </style:style>
    <style:style style:name="T3" style:family="text">
      <style:text-properties officeooo:rsid="001af6d3"/>
    </style:style>
    <style:style style:name="T4" style:family="text">
      <style:text-properties officeooo:rsid="001c2c45"/>
    </style:style>
    <style:style style:name="T5" style:family="text">
      <style:text-properties officeooo:rsid="001c43c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6597573126711042910" text:style-name="L1">
        <text:list-item>
          <text:p text:style-name="P7">Query - select distinct CI.Name,CO.Code from City CI,Country CO;</text:p>
          <text:p text:style-name="P7">Time - 14.61 sec</text:p>
          <text:p text:style-name="P7"/>
        </text:list-item>
        <text:list-item>
          <text:p text:style-name="P5"><text:span text:style-name="T1">Query - </text:span><text:span text:style-name="T2">select CI.Name,CI.Population,CO.LocalName,CO.Capital from City CI,Country CO where CI.Population &gt;= CO.Population;</text:span></text:p>
          <text:p text:style-name="P4"><text:span text:style-name="T1">Time – </text:span><text:span text:style-name="T2">0.27 sec</text:span></text:p>
          <text:p text:style-name="P7"/>
        </text:list-item>
        <text:list-item>
          <text:p text:style-name="P6"><text:span text:style-name="T1">Query - </text:span><text:span text:style-name="T3">select CI.Name,CL.Language from City CI,CountryLanguage CL; </text:span></text:p>
          <text:p text:style-name="P4"><text:span text:style-name="T1">Time – </text:span><text:span text:style-name="T3">1.36 sec</text:span></text:p>
          <text:p text:style-name="P7"/>
        </text:list-item>
        <text:list-item>
          <text:p text:style-name="P8"><text:span text:style-name="T1">Query - </text:span><text:span text:style-name="T4">select CI.Name,CL.Language,CO.Code from City CI,CountryLanguage CL,Country CO where CI.CountryCode = CL.CountryCode;</text:span></text:p>
          <text:p text:style-name="P9"><text:span text:style-name="T1">Time – </text:span><text:span text:style-name="T4">11.36 sec</text:span></text:p>
          <text:p text:style-name="P9"><text:span text:style-name="T4"/></text:p>
        </text:list-item>
        <text:list-item>
          <text:p text:style-name="P10"><text:span text:style-name="T5">Query - </text:span></text:p>
          <text:p text:style-name="P10"><text:span text:style-name="T5">Time - </text:span></text:p>
        </text:list-item>
      </text:list>
      <text:p text:style-name="P11"/>
      <text:p text:style-name="P11"/>
      <text:p text:style-name="P11"/>
      <text:p text:style-name="P2"><text:span text:style-name="Source_20_Text">&lt;script type="text/javascript" src="http://code.jquery.com/jquery-1.9.0.min.js"&gt;&lt;/script&gt;</text:span></text:p>
      <text:p text:style-name="Preformatted_20_Text"><text:span text:style-name="Source_20_Text">&lt;script type="text/javascript" src="http://code.jquery.com/ui/1.10.0/jquery-ui.min.js"&gt;&lt;/script&gt;</text:span></text:p>
      <text:p text:style-name="Preformatted_20_Text"><text:span text:style-name="Source_20_Text">&lt;script type="text/javascript" src="jquery-ui-timepicker-addon.js"&gt;&lt;/script&gt;</text:span></text:p>
      <text:p text:style-name="P3"><text:span text:style-name="Source_20_Text">&lt;script type="text/javascript" src="jquery-ui-sliderAccess.js"&gt;&lt;/script&gt;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1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 Mono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5T15:11:58</meta:creation-date>
    <meta:editing-duration>PT58M5S</meta:editing-duration>
    <meta:editing-cycles>4</meta:editing-cycles>
    <meta:generator>LibreOffice/4.0.2.2$Linux_X86_64 LibreOffice_project/400m0$Build-2</meta:generator>
    <meta:initial-creator>Kumar </meta:initial-creator>
    <dc:date>2013-09-26T19:03:26</dc:date>
    <dc:creator>Kumar </dc:creator>
    <meta:document-statistic meta:table-count="0" meta:image-count="0" meta:object-count="0" meta:page-count="1" meta:paragraph-count="14" meta:word-count="76" meta:character-count="798" meta:non-whitespace-character-count="735"/>
  </office:meta>
</office:document-meta>
</file>